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Manual training--United States. <text:s/>Religious education. <text:s/>Sewing schools.</text:p>
      <text:p text:style-name="P5">Keywords<text:tab/><text:tab/><text:tab/><text:tab/><text:tab/>Mission schools, Sewing School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<text:soft-page-break/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Rebecca Gratz, Louisa B. Hart</text:p>
      <text:p text:style-name="P5">Additional Places mentioned: Port Richmond, New York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About Sewing &amp; Industrial schools./</text:p>
      <text:p text:style-name="P2"/>
      <text:p text:style-name="P3">[Page 1]</text:p>
      <text:p text:style-name="P3"><text:tab/>Brethren. <text:s/>Several years ago a report <text:span text:style-name="T1">was</text:span><text:span text:style-name="T2">/ </text:span><text:span text:style-name="T1">circulated,</text:span><text:span text:style-name="T2"> injurious to the character of some among/ our coreligionists, who live in the Southern </text:span><text:span text:style-name="T1">portions</text:span><text:span text:style-name="T2"> section of/ Philadelphia spread abroad. <text:s/>Mission schools, in the interest of the/ </text:span><text:span text:style-name="T1">Christian</text:span><text:span text:style-name="T2"> Nazarene population, had been opened in said/ locality. <text:s/>To </text:span><text:span text:style-name="T1">righ</text:span><text:span text:style-name="T2"> that no right-thinking Israelite could/ possibly object. <text:s/>For just as we should be always anxious/ to bring the restraining influences of our religion to bear/ on the conduct of our little ones, so must good people/ of another religion feel a strong wish that their boys/ and girls be not allowed to grow without a wholesome/ check upon </text:span><text:span text:style-name="T1">low</text:span><text:span text:style-name="T2"> rising passions. <text:s/>But at the same time that/ a sensible Jew will praise every </text:span><text:span text:style-name="T1">effort</text:span><text:span text:style-name="T2"> endeavour looking to the im-/-provement of morals, in those whom destitution or parental/ neglect exposes to vicious surroundings, he must </text:span><text:span text:style-name="T1">con-</text:span><text:span text:style-name="T2">/</text:span><text:span text:style-name="T1">-demn</text:span><text:span text:style-name="T2"> resist any attempt to tamper with his </text:span><text:span text:style-name="T1">own creed</text:span><text:span text:style-name="T2"> sacred belief./ <text:s/>The current report was that a number of Hebrew fa-/-milies were periodically visited by persons in the pay/ of the Church; that they were furnished with tracts and copies of the new/ Testament</text:span><text:span text:style-name="T1">s</text:span><text:span text:style-name="T2">, and </text:span><text:span text:style-name="T1">encouraged</text:span><text:span text:style-name="T2"> urged to send their children/ to mission schools./</text:span></text:p>
      <text:p text:style-name="P3"><text:span text:style-name="T2"/></text:p>
      <text:p text:style-name="P3"><text:span text:style-name="T2">[Page 2]</text:span></text:p>
      <text:p text:style-name="P3"><text:span text:style-name="T2">The bait held out for the unwary was a promise of garments,/ and, during the December and January festivities in Christen-/-dom, sweets and refreshments. </text:span><text:span text:style-name="T1">and sweets.</text:span><text:span text:style-name="T2"> <text:s/>With a sense/ of deep humiliation I </text:span><text:soft-page-break/><text:span text:style-name="T2">acknowledge that I heard of fa-/-thers and mothers among </text:span><text:span text:style-name="T1">my</text:span><text:span text:style-name="T2"> our people, who were weak/ or wicked enough to endanger their sons and daughters'/ future peace of mind, for the sake of the presents received./ <text:s/>I </text:span><text:span text:style-name="T1">condemned</text:span><text:span text:style-name="T2"> referred to their action in denunciatory terms from this pulpit, and I/ </text:span><text:span text:style-name="T1">had</text:span><text:span text:style-name="T2"> enjoyed the satisfaction of seeing that the evil was/ soon counteracted. <text:s/>A Jewish Sewing School/ was planted in the very neighborhood where/ missionaries worked for conversions. <text:s/>The attendance/ on Sunday</text:span><text:span text:style-name="T1">s</text:span><text:span text:style-name="T2"> afternoon continued to be quite large, except at one/ season, when a </text:span><text:span text:style-name="T1">contagious</text:span><text:span text:style-name="T2"> prevailing disease became severe </text:span><text:span text:style-name="T1">in</text:span><text:span text:style-name="T2"> conta-/-gious in that section of our city. <text:s/></text:span><text:span text:style-name="T1">Many</text:span><text:span text:style-name="T2"> Various were/ the inducements which took our children to the new/ institution. <text:s/>There was </text:span><text:span text:style-name="T1">the</text:span><text:span text:style-name="T2"> the pleasant singing entirely/ Jewish, the facility to learn how to ply the needle,/ the assurance that the clothes once made, would be/ given to the diligent little seamstresses. <text:s/>A great attraction/ was also the corps of teachers, whose kindness won/ the affection of their </text:span><text:span text:style-name="T1">pupils</text:span><text:span text:style-name="T2"> young pupils./</text:span></text:p>
      <text:p text:style-name="P3"><text:span text:style-name="T2"/></text:p>
      <text:p text:style-name="P3"><text:span text:style-name="T2">[Page 3]</text:span></text:p>
      <text:p text:style-name="P3"><text:span text:style-name="T2">But the strongest, yet the gentlest, influence was/ exercised by the superintendent. <text:s/>I am glad/ that I cannot give room to misapprehensions, when/ I say that she was worthy of conducting a school,/ bearing the name of Rebecca Gratz. <text:s/>For with/ </text:span><text:span text:style-name="T1">the</text:span><text:span text:style-name="T2"> a considerable degree of that dignity which was natural to our distinguished deceased sister in faith,/--who commanded respect by her venerably imposing looks--the/ Directress of the 10th &amp; South sts Sewing School possessed/ also in a high degree the capacity to draw to herself/ the hearts of the youthful attendants, and to secure/ their good </text:span><text:span text:style-name="T1">dem</text:span><text:span text:style-name="T2"> behaviour by mild persuasion. </text:span><text:span text:style-name="T1">mildness</text:span><text:span text:style-name="T2">/ But now in justice to her health; which is un-/-questionably an object of primary consideration in every /</text:span><text:span text:style-name="T1">body</text:span><text:span text:style-name="T2"> person, she must quit or suspend at all events her </text:span><text:span text:style-name="T1">labors</text:span><text:span text:style-name="T2"> exertions./ <text:s/>I am informed that none has volunteered to supply/ her vacancy. <text:s/>Surely, in a population, said to be/ over ten thousand, or two thousand families, there must/ </text:span><text:span text:style-name="T1">be</text:span><text:span text:style-name="T2"> exist one Jewess of leisure, endowed with the proper/ qualifications for governing a sewing school with/ the characteristic abilities displayed by the last/ superintendent./</text:span></text:p>
      <text:p text:style-name="P3"><text:span text:style-name="T2"/></text:p>
      <text:p text:style-name="P3"><text:span text:style-name="T2">[Page 4]</text:span></text:p>
      <text:p text:style-name="P3"><text:span text:style-name="T2">The necessity for such a one is felt no less now/ than seven or eight years ago. <text:s/>The locality remains/ as heretofore. <text:s/>It is thickly inhabited by members of/ our race, and the perils which the latter encounter/ of being weaned away from Judaism, have not been/ removed. <text:s/>Far be it from </text:span><text:span text:style-name="T1">do not</text:span><text:span text:style-name="T2"> me to underrate the/ importance of the two forenoon Sunday Schools. <text:s/></text:span><text:span text:style-name="T1">as</text:span><text:span text:style-name="T2"> They are counteragents,/ but the </text:span><text:span text:style-name="T1">condition</text:span><text:span text:style-name="T2"> features attending the Sewing Schools/ </text:span><text:span text:style-name="T1">make</text:span><text:span text:style-name="T2"> give them </text:span><text:span text:style-name="T1">of</text:span><text:span text:style-name="T2"> particular value. <text:s/></text:span><text:span text:style-name="T1">For the sake</text:span><text:span text:style-name="T2">/ </text:span><text:span text:style-name="T1">good name connected</text:span><text:span text:style-name="T2"> To my exceeding regret the news/ has gone forth that also the other </text:span><text:span text:style-name="T1">also</text:span><text:span text:style-name="T2"> set up in the/ Northern section of our city, and lately holding its sessions in the commodious/ building </text:span><text:span text:style-name="T1">of</text:span><text:span text:style-name="T2"> owned by Hebrew Education Society, </text:span><text:span text:style-name="T1">Schools,</text:span><text:span text:style-name="T2"> will/ not be resumed. <text:s/>For the </text:span><text:span text:style-name="T1">sake</text:span><text:span text:style-name="T2"> honor of the </text:span><text:span text:style-name="T1">good</text:span><text:span text:style-name="T2">/ name connected with it, that of Louisa B. Hart still/fresh in the memory of this congregation, I hope/ that the rumor is false. <text:s/>It would be out/ of all reason to ask that a person coming from/ a great distance to teach during the morning, should/ assume the heavier task of preparing the work/ and managing a whole school in the afternoon./</text:span></text:p>
      <text:p text:style-name="P3"><text:span text:style-name="T2"/></text:p>
      <text:p text:style-name="P3"><text:span text:style-name="T2">[Page 5]</text:span></text:p>
      <text:p text:style-name="P3"><text:span text:style-name="T2">As an </text:span><text:span text:style-name="T1">colaborer supervising</text:span><text:span text:style-name="T2"> appointed watchman in the field of the Jewish religion,/ I cannot </text:span><text:span text:style-name="T1">suggest</text:span><text:span text:style-name="T2"> exact a rigorous service. <text:s/>I ought/ to be, and I am, satisfied, if each labour lays hold/ of the </text:span><text:span text:style-name="T1">spade</text:span><text:span text:style-name="T2"> implement to work and bring out goodly fruits/ as </text:span><text:span text:style-name="T1">much</text:span><text:span text:style-name="T2"> far as natural </text:span><text:span text:style-name="T1">powers</text:span><text:span text:style-name="T2"> talents and strength will allow. <text:s/>But/ without confining ourselves to my Congregation, women/ of Israel ought to be found, if sought after, who/ have sufficient time at their command, and the/ energy, perseverance and temperament </text:span><text:span text:style-name="T1">necessary</text:span><text:span text:style-name="T2"> needful/ for governing with success our two sewing schools./ <text:s/>It is but little merit to have advocated the form-/-ation of a third, still, I feel pleasure in claiming/ it for this pulpit. <text:s/>When the Wane st/ School was established in Port Richmond, a</text:span><text:span text:style-name="T1">n</text:span><text:span text:style-name="T2"> fellow/ Israelite whose steady efforts chiefly aim at the pre-/-servation of the Hebrew Knowledge </text:span><text:span text:style-name="T1">among</text:span><text:span text:style-name="T2"> amidst the young/ of our people, </text:span><text:soft-page-break/><text:span text:style-name="T2">deemed it advisable to benefit </text:span><text:span text:style-name="T1">the</text:span><text:span text:style-name="T2">/ </text:span><text:span text:style-name="T1">Jewish cause</text:span><text:span text:style-name="T2"> otherwise a class standing </text:span><text:span text:style-name="T1">immensely</text:span><text:span text:style-name="T2"> supremely in/ need of refining influences. <text:s/>He conceived the idea of/ bringing about a salutary intercourse between our/ sisters in faith "to the manner born," and </text:span><text:span text:style-name="T1">the young</text:span><text:span text:style-name="T2"> the youthful/ daughters of foreigners, unused to our language and </text:span><text:span text:style-name="T1">our</text:span><text:span text:style-name="T2"> habits./</text:span></text:p>
      <text:p text:style-name="P3"><text:span text:style-name="T2"/></text:p>
      <text:p text:style-name="P3"><text:span text:style-name="T2">[Page 6]</text:span></text:p>
      <text:p text:style-name="P3"><text:span text:style-name="T2">I spoke of it </text:span><text:span text:style-name="T1">here</text:span><text:span text:style-name="T2"> in our Sanctuary, and a Jewess within hearing of my/ voice now residing elsewhere, but well qualified for the task undertook it </text:span><text:span text:style-name="T1">the task at once, and gave abandoned</text:span><text:span text:style-name="T2"> relinquishing it </text:span><text:span text:style-name="T1">up</text:span><text:span text:style-name="T2"> only/ when her health became unequal to it. <text:s/>I am/ grateful to her successors, for to </text:span><text:span text:style-name="T1">journey</text:span><text:span text:style-name="T2"> raise the lowly in their own estimation by a friendly contest, is in my mind wor-/-ship to our Common Father. <text:s/>When I consider/ how much the divinely favored </text:span><text:span text:style-name="T1">owe</text:span><text:span text:style-name="T2"> in Israel owe their brothers/ and sisters, who have been denied the advantages we/ enjoy, and how </text:span><text:span text:style-name="T1">comparatively</text:span><text:span text:style-name="T2"> little is comparatively done for their/ </text:span><text:span text:style-name="T1">future</text:span><text:span text:style-name="T2"> lasting welfare, I bless the least exertions </text:span><text:span text:style-name="T1">tending to</text:span><text:span text:style-name="T2"> looking unto/ that end. <text:s/>Still, </text:span><text:span text:style-name="T1">the more I think, the deeper be-</text:span><text:span text:style-name="T2"> my personal experience and the mature judgment of </text:span><text:span text:style-name="T1">friends</text:span><text:span text:style-name="T2"> others have pro/</text:span><text:span text:style-name="T1">-come my conviction</text:span><text:span text:style-name="T2"> -foundly convinced me, that permanent benefits to the off-/spring of the poor, will </text:span><text:span text:style-name="T1">best</text:span><text:span text:style-name="T2"> alone flow from instruction in ma-/-nual labor. <text:s/>[Hebrew] <text:s/>More than the needle woman we require the journeyman. <text:s/>To tear </text:span><text:span text:style-name="T1">them</text:span><text:span text:style-name="T2"> our brethren away from the avenue</text:span><text:span text:style-name="T1">s</text:span><text:span text:style-name="T2">/ to which all have resorted,--peddling as a stepping stone/ to store keeping--, industrial schools must be planted in/ our institutions. <text:s/>The brush and the compass, </text:span><text:span text:style-name="T1">and the brush, the</text:span><text:span text:style-name="T2"> the chisel and ham-/-mer </text:span><text:span text:style-name="T1">and the chisel</text:span><text:span text:style-name="T2"> must take the place of the basket/ and </text:span><text:span text:style-name="T1">the</text:span><text:span text:style-name="T2"> yard </text:span><text:span text:style-name="T1">measure</text:span><text:span text:style-name="T2"> stick. <text:s/>We must foster a taste/ for works in which our forefathers excelled, until a cruel/ world compelled us to </text:span><text:span text:style-name="T1">abandon</text:span><text:span text:style-name="T2"> forsake them in self-protection,/</text:span></text:p>
      <text:p text:style-name="P3"><text:span text:style-name="T2"/></text:p>
      <text:p text:style-name="P3"><text:span text:style-name="T2">[Page 7]</text:span></text:p>
      <text:p text:style-name="P3"><text:span text:style-name="T2">when </text:span><text:span text:style-name="T1">it</text:span><text:span text:style-name="T2"> we were constrained </text:span><text:span text:style-name="T1">as</text:span><text:span text:style-name="T2"> to bend our minds </text:span><text:span text:style-name="T1">on</text:span><text:span text:style-name="T2"> wholly upon the </text:span><text:span text:style-name="T1">acquisition</text:span><text:span text:style-name="T2"> amassing of gold, which/ we might </text:span><text:span text:style-name="T1">with ease</text:span><text:span text:style-name="T2"> carry</text:span><text:span text:style-name="T1"> along</text:span><text:span text:style-name="T2"> with ease in exile, or purchase/ therewith an uncertain existence among inimical nations./ <text:s/>Would that our Foster-Home had been early alive to/ this imperative want. <text:s/>We might now point with/ pride to our skilful mechanics and builders, and have/ thus rolled away the charge, unsupported by history,/ that Jews seek only professions of self advantage,/ but not of universal utility. <text:s/>The ambition/ to rule in the forge and laboratory rather than in the counter,/ might have enkindled in our children the inventive/ genius, which has set on this land a peerless/ crown of glory. <text:s/>It is not any too late/ for the above institution and </text:span><text:span text:style-name="T1">others</text:span><text:span text:style-name="T2"> kindred establishments to act wisely, and/ bestow large means upon that which will eventually/ save thousands to our Charities, </text:span><text:span text:style-name="T1">a</text:span><text:span text:style-name="T2"> while it will/ exalt </text:span><text:span text:style-name="T1">our</text:span><text:span text:style-name="T2"> the Hebrew communities./</text:span></text:p>
      <text:p text:style-name="P3"><text:span text:style-name="T2">Our brethren from New York have bestirred themselves./ <text:s/>In their Orphan Asylum printing and shoe making/ have for years been taught, and now Philadel-/-phia is visited by a commission to learn from/ her industrial schools how to </text:span><text:span text:style-name="T1">brade</text:span><text:span text:style-name="T2"> broaden that/</text:span></text:p>
      <text:p text:style-name="P3"><text:span text:style-name="T2"/></text:p>
      <text:p text:style-name="P3"><text:span text:style-name="T2">[Page 8]</text:span></text:p>
      <text:p text:style-name="P3"><text:span text:style-name="T2">useful department, and principally, I surmise,/ how to effectually help the hundreds of Russian/ immigrants in Ward's island. <text:s/>We do not need/ travel beyond our city limits to acquaint ourselves/ with a system, which must sooner or later be/ introduced in our midst, to prevent pauperism and/ shame. <text:s/>A short ride or a walk can afford us/ that knowledge. <text:s/>Brethren. <text:s/>Whoever will undertake to/ inquire, and study the plan, to work for and/ agitate its adoption, will have deserved well of/ Judaism, and gained a title to the gratitude </text:span><text:span text:style-name="T1">to</text:span><text:span text:style-name="T2">/ of generations unbor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5:52:49.46</meta:creation-date>
    <dc:date>2013-02-21T12:14:50.84</dc:date>
    <meta:editing-duration>PT1H13M3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79" meta:word-count="1737" meta:character-count="10807"/>
  </office:meta>
</office:document-meta>
</file>